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text-position="0% 100%" style:font-name="Times New Roman1"/>
    </style:style>
    <style:style style:name="T4" style:family="text">
      <style:text-properties style:text-position="0% 100%"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Tecnológica Nacional</text:p>
      <text:p text:style-name="P1">Facultad Regional Córdoba</text:p>
      <text:p text:style-name="P1">Departamento de Ingeniería Electrónica</text:p>
      <text:p text:style-name="P1"/>
      <text:p text:style-name="P1">Cátedra de Técnicas Digitales II.</text:p>
      <text:p text:style-name="P1"/>
      <text:p text:style-name="P2">Examen final. <text:s/>28 de febrero de 2013.</text:p>
      <text:p text:style-name="P2"/>
      <text:p text:style-name="P3"/>
      <text:p text:style-name="P3"/>
      <text:p text:style-name="P3">Se desea medir la cantidad de agua en un tanque y para ello se lo pesa. El peso del tanque vacío es de 1780 Kg y puede contener hasta 8 m<text:span text:style-name="T1">3</text:span><text:span text:style-name="T2">de agua. Se pesa el conjunto con una galga extensiométrica y la salida de esta es 0,4 </text:span><text:span text:style-name="T3">µ</text:span><text:span text:style-name="T4">V por Kg.</text:span></text:p>
      <text:p text:style-name="P3"><text:span text:style-name="T4"/></text:p>
      <text:p text:style-name="P3"><text:span text:style-name="T4">Se pide: </text:span></text:p>
      <text:p text:style-name="P3"><text:span text:style-name="T4"/></text:p>
      <text:p text:style-name="P3"><text:span text:style-name="T4">a.- Para una resolución de 1 litro. ¿Puede usarse el conversor del ARM?. ¿para 10 litros? Justificar.</text:span></text:p>
      <text:p text:style-name="P3"><text:span text:style-name="T4"/></text:p>
      <text:p text:style-name="P3"><text:span text:style-name="T4">b.- Se requiere un error de 1% y resolución de 10 l. Diseñe el circuito de adaptación para una referencia de 3 V. Especifique las tolerancias de los componentes pasivos y de la referencia.</text:span></text:p>
      <text:p text:style-name="P3"><text:span text:style-name="T4"/></text:p>
      <text:p text:style-name="P3"><text:span text:style-name="T4">c.- Diseñe lo necesario para que el sistema ARM usado opere por interrupción tomando una muestra cada 10 segundos. Describa como ha de configurarse el controlador de interrupciones.</text:span></text:p>
      <text:p text:style-name="P3"><text:span text:style-name="T4"/></text:p>
      <text:p text:style-name="P3"><text:span text:style-name="T4">d.- Escriba la rutina en Assembler del ARM que convierta el peso del tanque en LITROS de agua. ATENCIÓN: Litros y no litros x 10.</text:span></text:p>
      <text:p text:style-name="P3"><text:span text:style-name="T4"/></text:p>
      <text:p text:style-name="P3"><text:span text:style-name="T4">e.- Dibuje el circuito de control de un display de diodos de siete segmentos que indique el contenido de agua del tanque en litros, a partir del ARM y hardware externo. Este display NO estará multiplexado.</text:span></text:p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rafael canali</meta:initial-creator>
    <meta:creation-date>2013-02-27T17:11:45.80</meta:creation-date>
    <meta:document-statistic meta:table-count="0" meta:image-count="0" meta:object-count="0" meta:page-count="1" meta:paragraph-count="12" meta:word-count="214" meta:character-count="1212"/>
    <dc:date>2013-02-27T17:43:52.11</dc:date>
    <dc:creator>luis rafael canali</dc:creator>
    <meta:editing-duration>PT1M25S</meta:editing-duration>
    <meta:editing-cycles>1</meta:editing-cycles>
    <meta:generator>OpenOffice.org/3.4.1$Win32 OpenOffice.org_project/341m1$Build-9593</meta:generator>
  </office:meta>
</office:document-meta>
</file>